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start="Arrow" draw:marker-start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8.89cm" svg:height="2.54cm" svg:x="6.715cm" svg:y="3.54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3.81cm" svg:height="2.54cm" svg:x="9.255cm" svg:y="8.62cm">
          <text:p text:style-name="P2">Language</text:p>
          <text:p text:style-name="P2">Lab</text:p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3.81cm" svg:height="2.54cm" svg:x="16.24cm" svg:y="8.62cm">
          <text:p text:style-name="P2">OS lab</text:p>
          <draw:enhanced-geometry svg:viewBox="0 0 21600 21600" draw:type="rectangle" draw:enhanced-path="M 0 0 L 21600 0 21600 21600 0 21600 0 0 Z N"/>
        </draw:custom-shape>
        <draw:frame draw:style-name="gr3" draw:layer="layout" svg:width="2.61cm" svg:height="1.038cm" svg:x="9.89cm" svg:y="4.407cm">
          <draw:text-box>
            <text:p text:style-name="P3">SLACR</text:p>
          </draw:text-box>
        </draw:frame>
        <draw:line draw:style-name="gr4" draw:text-style-name="P1" draw:layer="layout" svg:x1="1.635cm" svg:y1="14.335cm" svg:x2="20.05cm" svg:y2="14.335cm">
          <text:p text:style-name="P3"/>
        </draw:line>
        <draw:line draw:style-name="gr4" draw:text-style-name="P1" draw:layer="layout" svg:x1="1.635cm" svg:y1="26.4cm" svg:x2="20.05cm" svg:y2="26.4cm">
          <text:p text:style-name="P3"/>
        </draw:line>
        <draw:line draw:style-name="gr4" draw:text-style-name="P1" draw:layer="layout" svg:x1="1.635cm" svg:y1="14.335cm" svg:x2="1.635cm" svg:y2="26.4cm">
          <text:p text:style-name="P3"/>
        </draw:line>
        <draw:line draw:style-name="gr4" draw:text-style-name="P1" draw:layer="layout" svg:x1="20.05cm" svg:y1="14.335cm" svg:x2="20.05cm" svg:y2="26.4cm">
          <text:p text:style-name="P3"/>
        </draw:line>
        <draw:frame draw:style-name="gr3" draw:layer="layout" svg:width="10.497cm" svg:height="1.038cm" svg:x="6.08cm" svg:y="15.202cm">
          <draw:text-box>
            <text:p text:style-name="P3">Distributed Computing Environment</text:p>
          </draw:text-box>
        </draw:frame>
        <draw:custom-shape draw:style-name="gr2" draw:text-style-name="P1" draw:layer="layout" svg:width="3.81cm" svg:height="2.54cm" svg:x="2.905cm" svg:y="18.78cm">
          <text:p text:style-name="P2">SLACR</text:p>
          <text:p text:style-name="P2">DPQ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4cm" svg:x="8.62cm" svg:y="18.78cm">
          <text:p text:style-name="P2">NF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4cm" svg:x="14.335cm" svg:y="18.78cm">
          <text:p text:style-name="P2">SLACR</text:p>
          <text:p text:style-name="P2">Server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715cm" svg:y1="20.05cm" svg:x2="8.62cm" svg:y2="20.05cm">
          <text:p text:style-name="P3"/>
        </draw:line>
        <draw:line draw:style-name="gr5" draw:text-style-name="P1" draw:layer="layout" svg:x1="12.43cm" svg:y1="20.05cm" svg:x2="14.335cm" svg:y2="20.05cm">
          <text:p text:style-name="P3"/>
        </draw:line>
        <draw:line draw:style-name="gr6" draw:text-style-name="P1" draw:layer="layout" svg:x1="16.24cm" svg:y1="23.225cm" svg:x2="16.24cm" svg:y2="21.32cm">
          <text:p text:style-name="P3"/>
        </draw:line>
        <draw:frame draw:style-name="gr3" draw:layer="layout" svg:width="3.774cm" svg:height="1.038cm" svg:x="14.371cm" svg:y="23.457cm">
          <draw:text-box>
            <text:p text:style-name="P3">The Cluster</text:p>
          </draw:text-box>
        </draw:frame>
        <draw:connector draw:style-name="gr4" draw:text-style-name="P1" draw:layer="layout" svg:x1="11.16cm" svg:y1="6.08cm" svg:x2="11.16cm" svg:y2="8.62cm" draw:start-shape="id1" draw:start-glue-point="2" draw:end-shape="id2" draw:end-glue-point="0" svg:d="m11160 6080v2540">
          <text:p text:style-name="P3"/>
        </draw:connector>
        <draw:connector draw:style-name="gr4" draw:text-style-name="P1" draw:layer="layout" svg:x1="13.833cm" svg:y1="6.081cm" svg:x2="18.145cm" svg:y2="8.62cm" draw:end-shape="id3" draw:end-glue-point="0" svg:d="m13833 6081v1020h4312v1519">
          <text:p text:style-name="P3"/>
        </draw:connector>
        <draw:line draw:style-name="gr4" draw:text-style-name="P1" draw:layer="layout" svg:x1="8.62cm" svg:y1="6.08cm" svg:x2="8.62cm" svg:y2="7.35cm">
          <text:p text:style-name="P3"/>
        </draw:line>
        <draw:line draw:style-name="gr4" draw:text-style-name="P1" draw:layer="layout" svg:x1="8.62cm" svg:y1="7.35cm" svg:x2="5.445cm" svg:y2="7.35cm">
          <text:p text:style-name="P3"/>
        </draw:line>
        <draw:line draw:style-name="gr4" draw:text-style-name="P1" draw:layer="layout" svg:x1="5.445cm" svg:y1="7.35cm" svg:x2="5.445cm" svg:y2="14.33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Rodger Brown</meta:initial-creator>
    <meta:creation-date>2010-02-01T12:45:55</meta:creation-date>
    <dc:creator>Rodger Brown</dc:creator>
    <dc:date>2010-02-01T14:36:04</dc:date>
    <meta:editing-cycles>2</meta:editing-cycles>
    <meta:editing-duration>PT13M21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